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URLHandler.openConnection( URL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nection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URLHandler.getSpringXml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.Connection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